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language="en" fo:country="US" officeooo:rsid="0016ee3b" officeooo:paragraph-rsid="0016ee3b"/>
    </style:style>
    <style:style style:name="P2" style:family="paragraph" style:parent-style-name="Standard">
      <style:text-properties officeooo:rsid="00172d9f" officeooo:paragraph-rsid="0006c0ce"/>
    </style:style>
    <style:style style:name="P3" style:family="paragraph" style:parent-style-name="Standard">
      <style:text-properties officeooo:rsid="00190700" officeooo:paragraph-rsid="0006c0ce"/>
    </style:style>
    <style:style style:name="P4" style:family="paragraph" style:parent-style-name="Standard">
      <style:text-properties fo:language="en" fo:country="US" officeooo:rsid="00172d9f" officeooo:paragraph-rsid="0006c0ce"/>
    </style:style>
    <style:style style:name="P5" style:family="paragraph" style:parent-style-name="Standard">
      <style:text-properties fo:language="en" fo:country="US" officeooo:rsid="00172d9f" officeooo:paragraph-rsid="0016ee3b"/>
    </style:style>
    <style:style style:name="P6" style:family="paragraph" style:parent-style-name="Standard">
      <style:text-properties fo:language="en" fo:country="US" officeooo:rsid="00190700" officeooo:paragraph-rsid="0006c0ce"/>
    </style:style>
    <style:style style:name="P7" style:family="paragraph" style:parent-style-name="Standard">
      <style:text-properties fo:language="en" fo:country="US" officeooo:rsid="003899d7" officeooo:paragraph-rsid="0006c0ce"/>
    </style:style>
    <style:style style:name="P8" style:family="paragraph" style:parent-style-name="Standard">
      <style:text-properties fo:language="en" fo:country="US" officeooo:rsid="001bf9fb" officeooo:paragraph-rsid="0006c0ce"/>
    </style:style>
    <style:style style:name="P9" style:family="paragraph" style:parent-style-name="Standard">
      <style:text-properties fo:language="en" fo:country="US" officeooo:rsid="00359751" officeooo:paragraph-rsid="0006c0ce"/>
    </style:style>
    <style:style style:name="P10" style:family="paragraph" style:parent-style-name="Standard">
      <style:text-properties fo:language="en" fo:country="US" officeooo:rsid="001a3bbd" officeooo:paragraph-rsid="0006c0ce"/>
    </style:style>
    <style:style style:name="P11" style:family="paragraph" style:parent-style-name="Standard">
      <style:text-properties fo:language="en" fo:country="US" officeooo:rsid="001cd9f7" officeooo:paragraph-rsid="0006c0ce"/>
    </style:style>
    <style:style style:name="P12" style:family="paragraph" style:parent-style-name="Standard">
      <style:text-properties fo:language="en" fo:country="US" officeooo:rsid="001cd9f7" officeooo:paragraph-rsid="000a5e59"/>
    </style:style>
    <style:style style:name="P13" style:family="paragraph" style:parent-style-name="Standard">
      <style:text-properties fo:language="en" fo:country="US" officeooo:rsid="00082b71" officeooo:paragraph-rsid="00082b71"/>
    </style:style>
    <style:style style:name="P14" style:family="paragraph" style:parent-style-name="Standard">
      <style:text-properties fo:language="en" fo:country="US" officeooo:rsid="00082b71" officeooo:paragraph-rsid="0009bdac"/>
    </style:style>
    <style:style style:name="P15" style:family="paragraph" style:parent-style-name="Standard">
      <style:text-properties fo:language="en" fo:country="US" officeooo:rsid="0009bdac" officeooo:paragraph-rsid="0009bdac"/>
    </style:style>
    <style:style style:name="P16" style:family="paragraph" style:parent-style-name="Standard">
      <style:text-properties fo:language="en" fo:country="US" officeooo:rsid="0006c0ce" officeooo:paragraph-rsid="0006c0ce"/>
    </style:style>
    <style:style style:name="P17" style:family="paragraph" style:parent-style-name="Standard">
      <style:text-properties fo:language="en" fo:country="US" officeooo:rsid="0006c0ce" officeooo:paragraph-rsid="000a5e59"/>
    </style:style>
    <style:style style:name="P18" style:family="paragraph" style:parent-style-name="Standard">
      <style:text-properties fo:language="en" fo:country="US" officeooo:rsid="000a5e59" officeooo:paragraph-rsid="000a5e59"/>
    </style:style>
    <style:style style:name="P19" style:family="paragraph" style:parent-style-name="Standard">
      <style:text-properties fo:language="en" fo:country="US" officeooo:rsid="001e9238" officeooo:paragraph-rsid="000a5e59"/>
    </style:style>
    <style:style style:name="P20" style:family="paragraph" style:parent-style-name="Standard">
      <style:text-properties fo:language="en" fo:country="US" officeooo:rsid="001f4737" officeooo:paragraph-rsid="000a5e59"/>
    </style:style>
    <style:style style:name="P21" style:family="paragraph" style:parent-style-name="Standard">
      <style:text-properties fo:language="en" fo:country="US" fo:font-weight="normal" officeooo:rsid="001f4737" officeooo:paragraph-rsid="000a5e59" style:font-weight-asian="normal" style:font-weight-complex="normal"/>
    </style:style>
    <style:style style:name="P22" style:family="paragraph" style:parent-style-name="Standard">
      <style:text-properties fo:language="en" fo:country="US" fo:font-weight="normal" officeooo:rsid="00204609" officeooo:paragraph-rsid="000d0c2c" style:font-weight-asian="normal" style:font-weight-complex="normal"/>
    </style:style>
    <style:style style:name="P23" style:family="paragraph" style:parent-style-name="Standard">
      <style:text-properties fo:language="en" fo:country="US" fo:font-weight="normal" officeooo:rsid="000d0c2c" officeooo:paragraph-rsid="000d0c2c" style:font-weight-asian="normal" style:font-weight-complex="normal"/>
    </style:style>
    <style:style style:name="P24" style:family="paragraph" style:parent-style-name="Standard">
      <style:text-properties fo:language="en" fo:country="US" fo:font-weight="normal" officeooo:rsid="0020a6a0" officeooo:paragraph-rsid="000d0c2c" style:font-weight-asian="normal" style:font-weight-complex="normal"/>
    </style:style>
    <style:style style:name="P25" style:family="paragraph" style:parent-style-name="Standard">
      <style:text-properties fo:language="en" fo:country="US" fo:font-weight="normal" officeooo:rsid="000f1d93" officeooo:paragraph-rsid="000f1d93" style:font-weight-asian="normal" style:font-weight-complex="normal"/>
    </style:style>
    <style:style style:name="P26" style:family="paragraph" style:parent-style-name="Standard">
      <style:text-properties fo:language="en" fo:country="US" fo:font-weight="normal" officeooo:rsid="0010917b" officeooo:paragraph-rsid="0010917b" style:font-weight-asian="normal" style:font-weight-complex="normal"/>
    </style:style>
    <style:style style:name="P27" style:family="paragraph" style:parent-style-name="Standard">
      <style:text-properties fo:language="en" fo:country="US" fo:font-weight="normal" officeooo:rsid="00128af6" officeooo:paragraph-rsid="00128af6" style:font-weight-asian="normal" style:font-weight-complex="normal"/>
    </style:style>
    <style:style style:name="P28" style:family="paragraph" style:parent-style-name="Standard">
      <style:text-properties fo:language="en" fo:country="US" fo:font-weight="normal" officeooo:rsid="00128af6" officeooo:paragraph-rsid="00145732" style:font-weight-asian="normal" style:font-weight-complex="normal"/>
    </style:style>
    <style:style style:name="P29" style:family="paragraph" style:parent-style-name="Standard">
      <style:text-properties fo:language="en" fo:country="US" fo:font-weight="normal" officeooo:rsid="00145732" officeooo:paragraph-rsid="00145732" style:font-weight-asian="normal" style:font-weight-complex="normal"/>
    </style:style>
    <style:style style:name="P30" style:family="paragraph" style:parent-style-name="Standard">
      <style:text-properties fo:language="en" fo:country="US" officeooo:rsid="00204609" officeooo:paragraph-rsid="000d0c2c"/>
    </style:style>
    <style:style style:name="P31" style:family="paragraph" style:parent-style-name="Standard">
      <style:text-properties fo:language="en" fo:country="US" officeooo:rsid="00204609" officeooo:paragraph-rsid="0018f0c0"/>
    </style:style>
    <style:style style:name="P32" style:family="paragraph" style:parent-style-name="Standard">
      <style:text-properties fo:language="en" fo:country="US" officeooo:rsid="0020a6a0" officeooo:paragraph-rsid="000d0c2c"/>
    </style:style>
    <style:style style:name="P33" style:family="paragraph" style:parent-style-name="Standard">
      <style:text-properties fo:language="en" fo:country="US" fo:font-weight="bold" officeooo:rsid="00145732" officeooo:paragraph-rsid="00145732" style:font-weight-asian="bold" style:font-weight-complex="bold"/>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Standard">
      <style:paragraph-properties fo:break-before="page"/>
      <style:text-properties fo:language="en" fo:country="US" fo:font-weight="normal" officeooo:rsid="000d0c2c" officeooo:paragraph-rsid="000d0c2c" style:font-weight-asian="normal" style:font-weight-complex="normal"/>
    </style:style>
    <style:style style:name="P37" style:family="paragraph" style:parent-style-name="Standard">
      <style:paragraph-properties fo:break-before="page"/>
      <style:text-properties fo:language="en" fo:country="US" officeooo:rsid="0006c0ce" officeooo:paragraph-rsid="00082b71"/>
    </style:style>
    <style:style style:name="P38" style:family="paragraph" style:parent-style-name="Text_20_body">
      <style:text-properties fo:language="en" fo:country="US" fo:font-weight="bold" officeooo:paragraph-rsid="000d0c2c" style:font-weight-asian="bold" style:font-weight-complex="bold"/>
    </style:style>
    <style:style style:name="P39" style:family="paragraph" style:parent-style-name="Title">
      <style:text-properties fo:font-size="20pt" fo:language="en" fo:country="US" officeooo:paragraph-rsid="0006c0ce" style:font-size-asian="20pt" style:font-size-complex="20pt"/>
    </style:style>
    <style:style style:name="P40" style:family="paragraph" style:parent-style-name="Contents_20_Heading">
      <style:text-properties fo:language="en" fo:country="US"/>
    </style:style>
    <style:style style:name="P41" style:family="paragraph" style:parent-style-name="Heading_20_2">
      <style:text-properties fo:language="en" fo:country="US"/>
    </style:style>
    <style:style style:name="P42" style:family="paragraph" style:parent-style-name="Heading_20_2">
      <style:text-properties fo:language="en" fo:country="US" officeooo:rsid="00190700" officeooo:paragraph-rsid="000a5e59"/>
    </style:style>
    <style:style style:name="P43" style:family="paragraph" style:parent-style-name="Heading_20_2">
      <style:text-properties fo:language="en" fo:country="US" officeooo:paragraph-rsid="000a5e59"/>
    </style:style>
    <style:style style:name="P44" style:family="paragraph" style:parent-style-name="Heading_20_2">
      <style:text-properties fo:language="en" fo:country="US" officeooo:paragraph-rsid="000d0c2c"/>
    </style:style>
    <style:style style:name="P45" style:family="paragraph" style:parent-style-name="Heading_20_1">
      <style:text-properties fo:language="en" fo:country="US"/>
    </style:style>
    <style:style style:name="P46" style:family="paragraph" style:parent-style-name="Heading_20_1">
      <style:text-properties fo:language="en" fo:country="US" officeooo:paragraph-rsid="0006c0ce"/>
    </style:style>
    <style:style style:name="P47" style:family="paragraph" style:parent-style-name="Heading_20_1">
      <style:paragraph-properties fo:break-before="page"/>
      <style:text-properties fo:language="en" fo:country="US"/>
    </style:style>
    <style:style style:name="P48" style:family="paragraph" style:parent-style-name="Heading_20_1">
      <style:paragraph-properties fo:break-before="page"/>
      <style:text-properties fo:language="en" fo:country="US" officeooo:paragraph-rsid="0006c0ce"/>
    </style:style>
    <style:style style:name="P49" style:family="paragraph" style:parent-style-name="Heading_20_1">
      <style:paragraph-properties fo:break-before="page"/>
      <style:text-properties fo:language="en" fo:country="US" officeooo:paragraph-rsid="000d0c2c"/>
    </style:style>
    <style:style style:name="T1" style:family="text">
      <style:text-properties officeooo:rsid="0018f0c0"/>
    </style:style>
    <style:style style:name="T2" style:family="text">
      <style:text-properties officeooo:rsid="00172d9f"/>
    </style:style>
    <style:style style:name="T3" style:family="text">
      <style:text-properties officeooo:rsid="00359751"/>
    </style:style>
    <style:style style:name="T4" style:family="text">
      <style:text-properties officeooo:rsid="00190700"/>
    </style:style>
    <style:style style:name="T5" style:family="text">
      <style:text-properties officeooo:rsid="003899d7"/>
    </style:style>
    <style:style style:name="T6" style:family="text">
      <style:text-properties officeooo:rsid="001a3bbd"/>
    </style:style>
    <style:style style:name="T7" style:family="text">
      <style:text-properties officeooo:rsid="0006c0ce"/>
    </style:style>
    <style:style style:name="T8" style:family="text">
      <style:text-properties officeooo:rsid="001cd9f7"/>
    </style:style>
    <style:style style:name="T9" style:family="text">
      <style:text-properties officeooo:rsid="003661ba"/>
    </style:style>
    <style:style style:name="T10" style:family="text">
      <style:text-properties officeooo:rsid="0009bdac"/>
    </style:style>
    <style:style style:name="T11" style:family="text">
      <style:text-properties officeooo:rsid="0037170d"/>
    </style:style>
    <style:style style:name="T12" style:family="text">
      <style:text-properties officeooo:rsid="001e9238"/>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0a5e59" style:font-weight-asian="bold" style:font-weight-complex="bold"/>
    </style:style>
    <style:style style:name="T16" style:family="text">
      <style:text-properties fo:font-weight="bold" officeooo:rsid="0009bdac" style:font-weight-asian="bold" style:font-weight-complex="bold"/>
    </style:style>
    <style:style style:name="T17" style:family="text">
      <style:text-properties fo:font-weight="bold" officeooo:rsid="00145732" style:font-weight-asian="bold" style:font-weight-complex="bold"/>
    </style:style>
    <style:style style:name="T18" style:family="text">
      <style:text-properties fo:font-weight="normal" style:font-weight-asian="normal" style:font-weight-complex="normal"/>
    </style:style>
    <style:style style:name="T19" style:family="text">
      <style:text-properties officeooo:rsid="000a5e59"/>
    </style:style>
    <style:style style:name="T20" style:family="text">
      <style:text-properties officeooo:rsid="0020685f"/>
    </style:style>
    <style:style style:name="T21" style:family="text">
      <style:text-properties officeooo:rsid="0020a6a0"/>
    </style:style>
    <style:style style:name="T22" style:family="text">
      <style:text-properties officeooo:rsid="0021dbc9"/>
    </style:style>
    <style:style style:name="T23" style:family="text">
      <style:text-properties officeooo:rsid="000f1d93"/>
    </style:style>
    <style:style style:name="T24" style:family="text">
      <style:text-properties officeooo:rsid="00128af6"/>
    </style:style>
    <style:style style:name="T25" style:family="text">
      <style:text-properties officeooo:rsid="00145732"/>
    </style:style>
    <style:style style:name="T26" style:family="text">
      <style:text-properties officeooo:rsid="0016ee3b"/>
    </style:style>
    <style:style style:name="T27" style:family="text">
      <style:text-properties fo:language="en" fo:country="US"/>
    </style:style>
    <style:style style:name="T28" style:family="text">
      <style:text-properties officeooo:rsid="001879e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2">S</text:span>etting up a <text:span text:style-name="T28">client to a remote loop-back server</text:span></text:p>
      <text:p text:style-name="P4"/>
      <text:p text:style-name="P5">This workbook will describe the steps to setup <text:span text:style-name="T26">a client </text:span>on the Arduino <text:span text:style-name="T3">with </text:span>a SparkFun ESP8266 AT WIFI Shield<text:span text:style-name="T26"> and connect to a remote server application loop.c </text:span>. <text:span text:style-name="T4">It will describe the setup, but also the issues and learning that was obtained during the project.</text:span></text:p>
      <text:p text:style-name="P6"/>
      <text:p text:style-name="P7">Paul van Haastrecht</text:p>
      <text:p text:style-name="P7">January 2018</text:p>
      <text:p text:style-name="P7"/>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Table of Contents</text:p>
          </text:index-title>
          <text:p text:style-name="P34"><text:a xlink:type="simple" xlink:href="#__RefHeading___Toc1511_1053632460" text:style-name="Index_20_Link" text:visited-style-name="Index_20_Link"><text:span text:style-name="T27">1. Software<text:tab/>2</text:span></text:a></text:p>
          <text:p text:style-name="P34"><text:a xlink:type="simple" xlink:href="#__RefHeading___Toc131_816370782" text:style-name="Index_20_Link" text:visited-style-name="Index_20_Link"><text:span text:style-name="T27">2. Hardware<text:tab/>2</text:span></text:a></text:p>
          <text:p text:style-name="P34"><text:a xlink:type="simple" xlink:href="#__RefHeading___Toc133_816370782" text:style-name="Index_20_Link" text:visited-style-name="Index_20_Link"><text:span text:style-name="T27">3. Software setup<text:tab/>3</text:span></text:a></text:p>
          <text:p text:style-name="P35"><text:a xlink:type="simple" xlink:href="#__RefHeading___Toc1513_1053632460" text:style-name="Index_20_Link" text:visited-style-name="Index_20_Link"><text:span text:style-name="T27">3.1 Setup client sketch<text:tab/>3</text:span></text:a></text:p>
          <text:p text:style-name="P35"><text:a xlink:type="simple" xlink:href="#__RefHeading___Toc1515_1053632460" text:style-name="Index_20_Link" text:visited-style-name="Index_20_Link"><text:span text:style-name="T27">3.2 Setup Debug<text:tab/>4</text:span></text:a></text:p>
          <text:p text:style-name="P35"><text:a xlink:type="simple" xlink:href="#__RefHeading___Toc143_816370782" text:style-name="Index_20_Link" text:visited-style-name="Index_20_Link"><text:span text:style-name="T27">3.3 Setup server software<text:tab/>4</text:span></text:a></text:p>
          <text:p text:style-name="P34"><text:a xlink:type="simple" xlink:href="#__RefHeading___Toc1517_1053632460" text:style-name="Index_20_Link" text:visited-style-name="Index_20_Link"><text:span text:style-name="T27">4. Hardware setup<text:tab/>5</text:span></text:a></text:p>
          <text:p text:style-name="P35"><text:a xlink:type="simple" xlink:href="#__RefHeading___Toc147_816370782" text:style-name="Index_20_Link" text:visited-style-name="Index_20_Link"><text:span text:style-name="T27">4.1 Setup ESP8266<text:tab/>5</text:span></text:a></text:p>
          <text:p text:style-name="P34"><text:a xlink:type="simple" xlink:href="#__RefHeading___Toc1519_1053632460" text:style-name="Index_20_Link" text:visited-style-name="Index_20_Link"><text:span text:style-name="T27">5. Starting Software<text:tab/>5</text:span></text:a></text:p>
          <text:p text:style-name="P35"><text:a xlink:type="simple" xlink:href="#__RefHeading___Toc1521_1053632460" text:style-name="Index_20_Link" text:visited-style-name="Index_20_Link"><text:span text:style-name="T27">5.1 Starting the server application : loop<text:tab/>5</text:span></text:a></text:p>
          <text:p text:style-name="P35"><text:a xlink:type="simple" xlink:href="#__RefHeading___Toc1523_1053632460" text:style-name="Index_20_Link" text:visited-style-name="Index_20_Link"><text:span text:style-name="T27">5.2 Starting the Arduino<text:tab/>5</text:span></text:a></text:p>
          <text:p text:style-name="P34"><text:a xlink:type="simple" xlink:href="#__RefHeading___Toc1525_1053632460" text:style-name="Index_20_Link" text:visited-style-name="Index_20_Link"><text:span text:style-name="T27">6. Working together<text:tab/>7</text:span></text:a></text:p>
        </text:index-body>
      </text:table-of-content>
      <text:p text:style-name="P7"/>
      <text:p text:style-name="P7"/>
      <text:h text:style-name="P48" text:outline-level="1"><text:bookmark-start text:name="__RefHeading___Toc1511_1053632460"/><text:span text:style-name="T3">1. </text:span>Software<text:bookmark-end text:name="__RefHeading___Toc1511_1053632460"/></text:h>
      <text:p text:style-name="P4">The test has been performed with the Arduino IDE 1.8.6.</text:p>
      <text:p text:style-name="P4"/>
      <text:p text:style-name="P4">It requires the enhanced version of the Sparkfun ESP8266 AT WIFI shield library from github</text:p>
      <text:p text:style-name="P2"><text:a xlink:type="simple" xlink:href="https://github.com/paulvha/PVH_ESP8266_AT_Arduino_Library" text:style-name="Internet_20_link" text:visited-style-name="Visited_20_Internet_20_Link"><text:span text:style-name="T27">https://github.com/paulvha/PVH_ESP8266_AT_Arduino_Library</text:span></text:a></text:p>
      <text:p text:style-name="P4"/>
      <text:p text:style-name="P4">This needs to be installed as any other IDE library. (there is enough documentation around that<text:span text:style-name="T4">) Install the library, restart the IDE.</text:span></text:p>
      <text:p text:style-name="P4"/>
      <text:p text:style-name="P6">For the remote <text:span text:style-name="T7">server</text:span> and separate test program is developed in C-language: <text:span text:style-name="T7">loop</text:span>.c. This program has successfully been used on the Raspberry PI and Ubuntu. <text:span text:style-name="T3">It is placed in the “extra” folder of the library.</text:span></text:p>
      <text:p text:style-name="P8"/>
      <text:h text:style-name="P46" text:outline-level="1"><text:bookmark-start text:name="__RefHeading___Toc131_816370782"/><text:span text:style-name="T3">2. </text:span>Hardware<text:bookmark-end text:name="__RefHeading___Toc131_816370782"/></text:h>
      <text:p text:style-name="P4"/>
      <text:p text:style-name="P3"><text:span text:style-name="T27">I have used an Arduino Uno and a Sparkfun ESP8266 WIFI Shield. ( </text:span><text:a xlink:type="simple" xlink:href="https://www.sparkfun.com/products/13287" text:style-name="Internet_20_link" text:visited-style-name="Visited_20_Internet_20_Link"><text:span text:style-name="T27">https://www.sparkfun.com/products/13287</text:span></text:a><text:span text:style-name="T27">) .</text:span></text:p>
      <text:p text:style-name="P6"/>
      <text:p text:style-name="P6"><text:span text:style-name="T3">An e</text:span>xtra power-supply. It turned out that my USB was not providing enough power for a stable configuration. So I added a 6V/2A external power supply to the Arduino input.</text:p>
      <text:p text:style-name="P6"/>
      <text:h text:style-name="P48" text:outline-level="1"><text:bookmark-start text:name="__RefHeading___Toc133_816370782"/><text:span text:style-name="T3">3. </text:span>Software setup <text:bookmark-end text:name="__RefHeading___Toc133_816370782"/></text:h>
      <text:p text:style-name="P6"/>
      <text:h text:style-name="P42" text:outline-level="2"><text:bookmark-start text:name="__RefHeading___Toc1513_1053632460"/><text:span text:style-name="T3">3.1 </text:span>Setup <text:span text:style-name="T19">client sketch</text:span><text:bookmark-end text:name="__RefHeading___Toc1513_1053632460"/></text:h>
      <text:p text:style-name="P6">Obtain the example : </text:p>
      <text:p text:style-name="P6">File, Examples, (scroll down) PVH_ESP8266_AT , pvh_ESP8266_Shield_<text:span text:style-name="T7">client</text:span></text:p>
      <text:p text:style-name="P9"/>
      <text:p text:style-name="P6">Save this for your self : File, save-as <text:span text:style-name="T6">(give it a name)</text:span></text:p>
      <text:p text:style-name="P10"/>
      <text:p text:style-name="P10">Look for :</text:p>
      <text:p text:style-name="P10"><text:tab/>/<text:span text:style-name="T8">///////////////////////////////////////////</text:span></text:p>
      <text:p text:style-name="P11"><text:tab/>// WiFi Network Definitions //</text:p>
      <text:p text:style-name="P11"><text:tab/>///////////////////////////////////////////</text:p>
      <text:p text:style-name="P11"><text:tab/>// Replace these two character strings with the name and</text:p>
      <text:p text:style-name="P11"><text:tab/>// password of your WiFi network.</text:p>
      <text:p text:style-name="P11"><text:tab/>const char mySSID[] = "yourSSIDhere";</text:p>
      <text:p text:style-name="P11"><text:tab/>const char myPSK[] = "yourPWDhere";</text:p>
      <text:p text:style-name="P10"/>
      <text:p text:style-name="P10">You <text:span text:style-name="T8">MUST</text:span> change <text:span text:style-name="T8">to set mySSID to your </text:span>SSID <text:span text:style-name="T9">network </text:span>name <text:span text:style-name="T8">and</text:span> <text:span text:style-name="T9">myPSK to the </text:span>password <text:span text:style-name="T8">in order to connect.</text:span> </text:p>
      <text:p text:style-name="P10"/>
      <text:p text:style-name="P13">Look for :</text:p>
      <text:p text:style-name="P13"/>
      <text:p text:style-name="P15"><text:tab/><text:bookmark-start text:name="__DdeLink__1392_1053632460"/>//////////////////////////////////////////////////////////////////////</text:p>
      <text:p text:style-name="P15"><text:tab/>// <text:s text:c="10"/>set new static IP if wanted <text:s text:c="19"/>//</text:p>
      <text:p text:style-name="P15"><text:tab/>// Default : <text:s/>no change wanted <text:s text:c="26"/>//</text:p>
      <text:p text:style-name="P15"><text:tab/>// Change <text:s/>#define ipaddress "" <text:s text:c="24"/>// <text:s/></text:p>
      <text:p text:style-name="P15"><text:tab/>// to something like #define "192.168.1.161"; <text:s text:c="2"/>//</text:p>
      <text:p text:style-name="P15"><text:tab/>//////////////////////////////////////////////////////////////////////<text:bookmark-end text:name="__DdeLink__1392_1053632460"/></text:p>
      <text:p text:style-name="P15"><text:tab/>#define ipaddress ""</text:p>
      <text:p text:style-name="P15"/>
      <text:p text:style-name="P15"><text:tab/>char CLIENTIP[]= ipaddress;</text:p>
      <text:p text:style-name="P15"><text:tab/>char gateway[]="192.168.1.1";</text:p>
      <text:p text:style-name="P15"><text:tab/>char mask[]="255.255.255.0";</text:p>
      <text:p text:style-name="P16"/>
      <text:p text:style-name="P14">You can change the <text:span text:style-name="T19">client </text:span>IP address that was provide by the access point <text:span text:style-name="T10">to a static address, <text:s/>set the ipaddress definition different than empty, as indicated.</text:span></text:p>
      <text:p text:style-name="P15"><text:s/></text:p>
      <text:p text:style-name="P14"><text:span text:style-name="T16">WARNING</text:span><text:span text:style-name="T10">: <text:s/>The first 3 octets of the IP and the gateway ( by default: “192.168.1”) must be equal and the same as your local wireless has. This can be found after starting the sketch as it will display the IP address it got once connected OR by starting <text:s/>the ‘loop’ server program that will display the IP and port to connect to.</text:span></text:p>
      <text:p text:style-name="P13"/>
      <text:p text:style-name="P37"/>
      <text:p text:style-name="P16"><text:span text:style-name="T10">L</text:span>ook for :</text:p>
      <text:p text:style-name="P16"><text:tab/>///////////////////////////////////////////////////////////////////////////</text:p>
      <text:p text:style-name="P16"><text:tab/>// Remote server <text:s/>IP address and port to connect to //</text:p>
      <text:p text:style-name="P16"><text:tab/>///////////////////////////////////////////////////////////////////////////</text:p>
      <text:p text:style-name="P17"><text:tab/><text:span text:style-name="T19">char SERVERIP[]= "192.168.1.137";</text:span></text:p>
      <text:p text:style-name="P18"><text:tab/>#define _port 333</text:p>
      <text:p text:style-name="P16"/>
      <text:p text:style-name="P10"><text:span text:style-name="T7">This is the IP address of the server you want to connect to. </text:span>If you change the server_port number, you will als<text:span text:style-name="T28">o</text:span> have to change this in <text:span text:style-name="T7">loop</text:span>.c (PORT).</text:p>
      <text:p text:style-name="P10"/>
      <text:p text:style-name="P16"><text:span text:style-name="T10">L</text:span>ook for :</text:p>
      <text:p text:style-name="P16"/>
      <text:p text:style-name="P16"><text:tab/>////////////////////////////////////////////</text:p>
      <text:p text:style-name="P16"><text:tab/>// Welcome Message to sent <text:s/>//</text:p>
      <text:p text:style-name="P16"><text:tab/>////////////////////////////////////////////</text:p>
      <text:p text:style-name="P16"><text:tab/>const char message[] = "Hallo there\n";</text:p>
      <text:p text:style-name="P16"/>
      <text:p text:style-name="P16">This is the welcome message that will be sent to the server once connected. Loop.c will sent received messages back to the Arduino/serial monitor.</text:p>
      <text:h text:style-name="P43" text:outline-level="2"><text:bookmark-start text:name="__RefHeading___Toc1515_1053632460"/><text:span text:style-name="T11">3.2 </text:span>Setup Debug<text:bookmark-end text:name="__RefHeading___Toc1515_1053632460"/></text:h>
      <text:p text:style-name="P12">A new feature with this driver is to see what information is exchanged between the Arduino and ESP8266. In the setup(),</text:p>
      <text:p text:style-name="P12"/>
      <text:p text:style-name="P12"><text:s text:c="2"/><text:tab/>// enable debug data from driver</text:p>
      <text:p text:style-name="P12"><text:s text:c="2"/><text:tab/>// (0 = disable (default), 1 = show commands, 2 = detailed)</text:p>
      <text:p text:style-name="P12"><text:s/><text:tab/> esp8266.debug(0);</text:p>
      <text:p text:style-name="P12"/>
      <text:p text:style-name="P12">0 <text:s/>is default (actually you do not need to call it), </text:p>
      <text:p text:style-name="P12">1 <text:s/>will show which commands are sent to the ESP8266. This will align with the ESP8266 AT</text:p>
      <text:p text:style-name="P12"><text:s text:c="4"/>documentation (which is also stored in the “extra” directory of the <text:span text:style-name="T11">library</text:span>)</text:p>
      <text:p text:style-name="P12">2 <text:s/>will show next to the commands, the feedback from the ESP8266. The format <text:s/><text:span text:style-name="T12">for each line</text:span>:</text:p>
      <text:p text:style-name="P12"><text:tab/>btb C H B \n</text:p>
      <text:p text:style-name="P12"><text:tab/><text:tab/>btb: byte to buffer routine</text:p>
      <text:p text:style-name="P12"><text:tab/><text:tab/>C : character as received</text:p>
      <text:p text:style-name="P12"><text:tab/><text:tab/>H : hex value of the character</text:p>
      <text:p text:style-name="P12"><text:tab/><text:tab/>B : buffer index</text:p>
      <text:p text:style-name="P12"/>
      <text:p text:style-name="P19">With option 2 it might be hard to see at the serial output as a lot of information is flowing over the screen, but you can pause that and scroll back by disabling <text:span text:style-name="T13">auto scroll</text:span> bottom left in the IDE serial <text:span text:style-name="T5">monitor</text:span>.</text:p>
      <text:h text:style-name="P43" text:outline-level="2"><text:bookmark-start text:name="__RefHeading___Toc143_816370782"/><text:span text:style-name="T11">3.3 </text:span>Setup <text:span text:style-name="T19">server</text:span> software<text:bookmark-end text:name="__RefHeading___Toc143_816370782"/></text:h>
      <text:p text:style-name="P20">The <text:span text:style-name="T19">loop.</text:span>c has been tested under Linux on the Raspberry Pi-3 and Ubuntu. <text:s/>To compile on the Raspberry Pi: <text:span text:style-name="T14"><text:s/>cc -o </text:span><text:span text:style-name="T15">loop</text:span><text:span text:style-name="T14"> </text:span><text:span text:style-name="T15">loop</text:span><text:span text:style-name="T14">.c </text:span><text:span text:style-name="T18"><text:s/>With little changes (e.g. getopt) it could be made to work </text:span></text:p>
      <text:p text:style-name="P21">also under windows.</text:p>
      <text:h text:style-name="P49" text:outline-level="1"><text:bookmark-start text:name="__RefHeading___Toc1517_1053632460"/><text:span text:style-name="T11">4. </text:span>Hardware setup<text:bookmark-end text:name="__RefHeading___Toc1517_1053632460"/></text:h>
      <text:h text:style-name="P44" text:outline-level="2"><text:bookmark-start text:name="__RefHeading___Toc147_816370782"/><text:span text:style-name="T11">4.1 </text:span>Setup ESP8266<text:bookmark-end text:name="__RefHeading___Toc147_816370782"/></text:h>
      <text:p text:style-name="P22"/>
      <text:p text:style-name="P22">Set the switch <text:span text:style-name="T21">for the serial connection</text:span> on the ESP8266 to SW (softserial), otherwise it will not work. I have connected <text:span text:style-name="T20">the Arduino Stackable Header Kit, so it connects directly to the board. <text:s/></text:span></text:p>
      <text:p text:style-name="P22"/>
      <text:p text:style-name="P22">In my situation the configuration was unstable as the USB was not able to provide enough power from my Ubuntu PC. Hence I connected an external power supply ( 6V / 2A). It became much better, but still my ESP8266 was not always reacting as I hoped. </text:p>
      <text:p text:style-name="P22"/>
      <text:h text:style-name="P45" text:outline-level="1"><text:bookmark-start text:name="__RefHeading___Toc1519_1053632460"/><text:span text:style-name="T11">5. Starting </text:span>Software<text:bookmark-end text:name="__RefHeading___Toc1519_1053632460"/></text:h>
      <text:h text:style-name="P41" text:outline-level="2"><text:bookmark-start text:name="__RefHeading___Toc1521_1053632460"/>5.1 Starting the server application : loop<text:bookmark-end text:name="__RefHeading___Toc1521_1053632460"/></text:h>
      <text:p text:style-name="P23"/>
      <text:p text:style-name="P23">After compiling start the application with : ./loop</text:p>
      <text:p text:style-name="P23">An optional argument ‘-v’ can be provided to show the received bytes in Hex.</text:p>
      <text:p text:style-name="P23"/>
      <text:p text:style-name="P23">After starting it will display information like:</text:p>
      <text:p text:style-name="P23"><text:tab/>connect to etho:<text:tab/>192.168.1.142, port 333</text:p>
      <text:p text:style-name="P23"><text:tab/>connect to Wlan0:<text:tab/>192.168.1.137, port 333</text:p>
      <text:p text:style-name="P23"/>
      <text:p text:style-name="P23"><text:tab/>waiting for client’s request ……..</text:p>
      <text:p text:style-name="P23"/>
      <text:p text:style-name="P23">The number of IP options to connect to is depending on the number of network controllers. In my case (raspberry Pi-3) I have the network cable (eth0) and wireless(Wlan0) connection active. It also shows the port to connect to, that must match what is in the sketch. Now it just waits for a client to connect…</text:p>
      <text:p text:style-name="P23"/>
      <text:h text:style-name="P41" text:outline-level="2"><text:bookmark-start text:name="__RefHeading___Toc1523_1053632460"/>5.2 Starting the Arduino<text:bookmark-end text:name="__RefHeading___Toc1523_1053632460"/></text:h>
      <text:p text:style-name="P23"/>
      <text:p text:style-name="P23">After compiling and loading the sketch, open the serial monitor. It will show :</text:p>
      <text:p text:style-name="P23"/>
      <text:p text:style-name="P23"><text:tab/>Press any key to begin.</text:p>
      <text:p text:style-name="P23"/>
      <text:p text:style-name="P23">This is to make sure you are present. After pressing &lt; enter&gt; <text:s/>you should see the following sequence</text:p>
      <text:p text:style-name="P23"/>
      <text:p text:style-name="P36"><text:tab/>starting initializing</text:p>
      <text:p text:style-name="P23"><text:tab/>ESP8266 Shield Present</text:p>
      <text:p text:style-name="P23"><text:tab/>ESP8266 speed set to 19200</text:p>
      <text:p text:style-name="P23"><text:tab/>ATversion <text:s text:c="2"/>: 0.30.0.0(Jul <text:s/>3 2015 19:35:49)</text:p>
      <text:p text:style-name="P23"><text:tab/>SDKversion <text:s/>: 1.2.0</text:p>
      <text:p text:style-name="P23"><text:tab/>CompileTime : Jul <text:s/>7 2015 18:34:26</text:p>
      <text:p text:style-name="P23"><text:tab/>starting connect to WiFi</text:p>
      <text:p text:style-name="P23"><text:tab/>Mode set to station</text:p>
      <text:p text:style-name="P23"><text:tab/>Try to detect &lt;SSID&gt;</text:p>
      <text:p text:style-name="P23"><text:tab/>(4,"&lt;SSID&gt;",-53,"c0:c1:c0:58:ca:e3",1,0)</text:p>
      <text:p text:style-name="P23"><text:tab/>Connecting to &lt;SSID&gt;</text:p>
      <text:p text:style-name="P23"><text:tab/>My IP : 192.168.1.107</text:p>
      <text:p text:style-name="P23"><text:tab/>My MAC: 5c:cf:7f:e3:5d:11</text:p>
      <text:p text:style-name="P23"><text:tab/>Connected to: &lt;SSID&gt;</text:p>
      <text:p text:style-name="P23"><text:tab/>My new static IP: 192.168.1.161<text:tab/></text:p>
      <text:p text:style-name="P23"/>
      <text:p text:style-name="P23"><text:tab/>Press any key to connect as client. </text:p>
      <text:p text:style-name="P23"/>
      <text:p text:style-name="P23">The &lt;SSID&gt; will show the ssid for the network that you have set in the sketch. The line “My new static IP: 192.168.1.161” will only show up if you requested a static IP in the sketch setup, <text:span text:style-name="T1">as I did.</text:span></text:p>
      <text:p text:style-name="P23"/>
      <text:p text:style-name="P38">NOTE</text:p>
      <text:p text:style-name="P31">Sometimes however, <text:span text:style-name="T21">much </text:span>more than I want<text:span text:style-name="T21">ed</text:span>, <text:span text:style-name="T21">my</text:span> board <text:span text:style-name="T21">wa</text:span>s not reacting (this can be seen with setting debug to 2). <text:span text:style-name="T21">This was mostly caused in what operating state the board left behind before starting this sketch. </text:span>If it ends with <text:span text:style-name="T22">something like</text:span>:</text:p>
      <text:p text:style-name="P32"><text:tab/>Error during stopping server.</text:p>
      <text:p text:style-name="P32"><text:tab/>Error: 0</text:p>
      <text:p text:style-name="P32"><text:tab/>Looping forever. </text:p>
      <text:p text:style-name="P30"><text:span text:style-name="T21">T</text:span>he best way is to close the serial <text:span text:style-name="T21">monitor</text:span>, and re-open the serial <text:span text:style-name="T21">monitor</text:span> <text:span text:style-name="T21">and try again. Sometimes I had to do so 3 times, sometimes I had to re-compile and reload, sometimes I had to remove the USB (and power connection) wait 10 seconds for a hard reset. Using the reset switch does not do ANYTHING, other than reboot the Arduino. </text:span></text:p>
      <text:p text:style-name="P30"/>
      <text:p text:style-name="P24"><text:span text:style-name="T14">WARNING:</text:span> IF YOU REMOVE AND REAPPLY POWER, MAKE SURE THAT THE SERIAL MONITOR IS CLOSED. OTHERWISE IT WILL NOT RE-CONNECT ON THE SAME USB PORT</text:p>
      <text:p text:style-name="P24"/>
      <text:p text:style-name="P25">If you now press &lt;enter&gt; <text:s/>in the serial monitor the following should show:</text:p>
      <text:p text:style-name="P25"/>
      <text:p text:style-name="P25"><text:tab/>connected to server: 192.168.1.137</text:p>
      <text:p text:style-name="P25"><text:tab/>Hallo there</text:p>
      <text:p text:style-name="P25"/>
      <text:p text:style-name="P25">The last line is the echo back from the server application ‘loop’.</text:p>
      <text:p text:style-name="P25"/>
      <text:h text:style-name="P47" text:outline-level="1"><text:bookmark-start text:name="__RefHeading___Toc1525_1053632460"/>6. Working together<text:bookmark-end text:name="__RefHeading___Toc1525_1053632460"/></text:h>
      <text:p text:style-name="P26"/>
      <text:p text:style-name="P26">After starting the Arduino client you should see the following on the <text:span text:style-name="T23">server application :</text:span></text:p>
      <text:p text:style-name="P25"><text:tab/>TCP client connected</text:p>
      <text:p text:style-name="P25"><text:tab/>client from 192.168.1.161</text:p>
      <text:p text:style-name="P25"><text:tab/>ready to communicate</text:p>
      <text:p text:style-name="P25"><text:tab/>Received : Hallo there</text:p>
      <text:p text:style-name="P25"><text:tab/>now sending back : Hallo there</text:p>
      <text:p text:style-name="P25"/>
      <text:p text:style-name="P26">Now in the serial monitor type : <text:span text:style-name="T24">h</text:span>allo &lt; enter&gt;</text:p>
      <text:p text:style-name="P27">it will show</text:p>
      <text:p text:style-name="P27"><text:tab/>Sending: hallo</text:p>
      <text:p text:style-name="P27"/>
      <text:p text:style-name="P27"><text:tab/>receiving: hallo</text:p>
      <text:p text:style-name="P27"/>
      <text:p text:style-name="P27"><text:span text:style-name="T1">On</text:span> the server screen you’ll see</text:p>
      <text:p text:style-name="P27"><text:tab/>Received : hallo</text:p>
      <text:p text:style-name="P27"><text:tab/>now sending back : hello</text:p>
      <text:p text:style-name="P27"/>
      <text:p text:style-name="P27">This can continue as long as you like, but there are 2 special commands</text:p>
      <text:p text:style-name="P27"/>
      <text:p text:style-name="P27"><text:span text:style-name="T14">CLOSE</text:span> &lt;enter&gt; <text:s/>(in capitals). This will send CLOSE to the server which will display a message:</text:p>
      <text:p text:style-name="P27"><text:tab/>Client decided to close connection for now</text:p>
      <text:p text:style-name="P27"/>
      <text:p text:style-name="P27"><text:tab/>The Arduino will display the following:</text:p>
      <text:p text:style-name="P27"/>
      <text:p text:style-name="P27"><text:tab/><text:tab/>Closing connection</text:p>
      <text:p text:style-name="P27"><text:tab/><text:tab/>Connection closed</text:p>
      <text:p text:style-name="P27"/>
      <text:p text:style-name="P27"><text:tab/><text:tab/>Press any key to connect as client. </text:p>
      <text:p text:style-name="P33"/>
      <text:p text:style-name="P28"><text:span text:style-name="T17">STOP</text:span> &lt;enter&gt; <text:s/>(in capitals). This will send <text:span text:style-name="T25">STOP</text:span> to the server which will display a message:</text:p>
      <text:p text:style-name="P28"><text:tab/>Client <text:span text:style-name="T25">stopped the application</text:span></text:p>
      <text:p text:style-name="P28"/>
      <text:p text:style-name="P28"><text:tab/>The Arduino will display the following:</text:p>
      <text:p text:style-name="P28"/>
      <text:p text:style-name="P28"><text:tab/><text:span text:style-name="T25"><text:tab/>Stopping connection</text:span></text:p>
      <text:p text:style-name="P29"><text:tab/><text:tab/>Error: 0</text:p>
      <text:p text:style-name="P29"><text:tab/><text:tab/>Looping forever. <text:tab/></text:p>
      <text:p text:style-name="P29">Stop will close the wireless connection and reset the board, so that at a next start it should be available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16ee3b" officeooo:paragraph-rsid="0016ee3b"/>
    </style:style>
    <style:style style:name="MT1" style:family="text">
      <style:text-properties officeooo:rsid="0018f0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tup shield <text:span text:style-name="MT1">as client</text:span><text:tab/>page <text:page-number text:select-page="current">7</text:page-number> of <text:page-count>7</text:page-count><text:tab/>version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3:56:06.537742476</meta:creation-date>
    <dc:date>2018-02-02T21:15:01.435922026</dc:date>
    <meta:editing-duration>PT54M8S</meta:editing-duration>
    <meta:editing-cycles>10</meta:editing-cycles>
    <meta:generator>LibreOffice/5.1.6.2$Linux_X86_64 LibreOffice_project/10m0$Build-2</meta:generator>
    <meta:document-statistic meta:table-count="0" meta:image-count="0" meta:object-count="0" meta:page-count="7" meta:paragraph-count="159" meta:word-count="1464" meta:character-count="8958" meta:non-whitespace-character-count="7432"/>
  </office:meta>
</office:document-meta>
</file>